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T1" style:family="text">
      <style:text-properties officeooo:rsid="001d7f90"/>
    </style:style>
    <style:style style:name="T2" style:family="text">
      <style:text-properties officeooo:rsid="001dad6a"/>
    </style:style>
    <style:style style:name="T3" style:family="text">
      <style:text-properties officeooo:rsid="00850677"/>
    </style:style>
    <style:style style:name="T4" style:family="text">
      <style:text-properties officeooo:rsid="001f3a44"/>
    </style:style>
    <style:style style:name="T5" style:family="text">
      <style:text-properties officeooo:rsid="0026ab7f"/>
    </style:style>
    <style:style style:name="T6" style:family="text">
      <style:text-properties officeooo:rsid="00289479"/>
    </style:style>
    <style:style style:name="T7" style:family="text">
      <style:text-properties officeooo:rsid="002d743e"/>
    </style:style>
    <style:style style:name="T8" style:family="text">
      <style:text-properties officeooo:rsid="002ed1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rief de réunion de <text:span text:style-name="T2">v</text:span>alidation finale</text:h>
      <text:p text:style-name="P1">Le site est prêt et c'est le moment de le présenter. <text:span text:style-name="T1">C'est donc lors de cette réunion que l'on doit montrer le site final et réceptionner les dernières retouches. C'est un point important pour que le client réceptionne bien le site. C'est aussi lors de cette réunion que l'on doit organiser les formations.</text:span></text:p>
      <text:p text:style-name="P1"/>
      <text:p text:style-name="P1">Elle se déroule en plusieurs étapes :</text:p>
      <text:p text:style-name="P1">- Présentatio<text:span text:style-name="T2">n du site final,</text:span></text:p>
      <text:p text:style-name="P1">- <text:span text:style-name="T6">Facturation,</text:span></text:p>
      <text:p text:style-name="P1">- <text:span text:style-name="T2">Livraison des identifiants,</text:span></text:p>
      <text:p text:style-name="P1">- Livraison du CD de sauvegarde <text:span text:style-name="T7">(si la facturation est terminée)</text:span>,</text:p>
      <text:p text:style-name="P1">- <text:span text:style-name="T2">Organisation de la formation.</text:span></text:p>
      <text:p text:style-name="P1"/>
      <text:p text:style-name="P1">Objectifs :</text:p>
      <text:p text:style-name="P1">- <text:span text:style-name="T2">Assurer la relation client,</text:span></text:p>
      <text:p text:style-name="P1">- <text:span text:style-name="T8">Anticiper les opérations de maintenance et de mise à jour,</text:span></text:p>
      <text:p text:style-name="P1">- <text:span text:style-name="T2">Préparer la livraison,</text:span></text:p>
      <text:p text:style-name="P1">- <text:span text:style-name="T2">Préparer la formation.</text:span></text:p>
      <text:p text:style-name="P1"/>
      <text:p text:style-name="P1">Préparatifs à demander au client :</text:p>
      <text:p text:style-name="P1">...</text:p>
      <text:p text:style-name="P1"/>
      <text:p text:style-name="P1">Documents à apporter <text:span text:style-name="T3">(en annexe de ce texte)</text:span> :</text:p>
      <text:p text:style-name="P1">- <text:span text:style-name="T4">CD de Sauvegarde,</text:span></text:p>
      <text:p text:style-name="P1">- <text:span text:style-name="T4">Feuille de mots de passe.</text:span></text:p>
      <text:p text:style-name="P1"/>
      <text:p text:style-name="P1">Pour cette réunion, il faut organiser les dates de formation ainsi que confirmer l<text:span text:style-name="T5">a</text:span> date de livriai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9S</meta:editing-duration>
    <meta:editing-cycles>17</meta:editing-cycles>
    <meta:generator>LibreOffice/5.3.3.2$Windows_X86_64 LibreOffice_project/3d9a8b4b4e538a85e0782bd6c2d430bafe583448</meta:generator>
    <dc:date>2018-03-09T18:20:11.508000000</dc:date>
    <meta:document-statistic meta:table-count="0" meta:image-count="0" meta:object-count="0" meta:page-count="1" meta:paragraph-count="19" meta:word-count="162" meta:character-count="928" meta:non-whitespace-character-count="785"/>
    <meta:user-defined meta:name="Info 1"/>
    <meta:user-defined meta:name="Info 2"/>
    <meta:user-defined meta:name="Info 3"/>
    <meta:user-defined meta:name="Info 4"/>
  </office:meta>
</office:document-meta>
</file>